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7e284"/>
    </style:style>
    <style:style style:name="P3" style:family="paragraph" style:parent-style-name="Text_20_body">
      <style:paragraph-properties fo:text-align="center" style:justify-single-word="false"/>
      <style:text-properties officeooo:paragraph-rsid="0008ed73"/>
    </style:style>
    <style:style style:name="T1" style:family="text">
      <style:text-properties officeooo:rsid="000bde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活着</text:p>
      <text:p text:style-name="P1"/>
      <text:p text:style-name="P1">因爲有感動</text:p>
      <text:p text:style-name="P2">所以我們才覺得</text:p>
      <text:p text:style-name="P2">還活着</text:p>
      <text:p text:style-name="P2"/>
      <text:p text:style-name="P2">因爲還有夢</text:p>
      <text:p text:style-name="P2">還有值得愛的人</text:p>
      <text:p text:style-name="P2">所以我們覺得</text:p>
      <text:p text:style-name="P1">活得精彩</text:p>
      <text:p text:style-name="P1"/>
      <text:p text:style-name="P1">人間很美</text:p>
      <text:p text:style-name="P1">是因爲</text:p>
      <text:p text:style-name="P1">神創造了美麗的人</text:p>
      <text:p text:style-name="P1">美麗的人造着</text:p>
      <text:p text:style-name="P1">美麗的夢</text:p>
      <text:p text:style-name="P1">美麗的夢裏有</text:p>
      <text:p text:style-name="P1">活着的人</text:p>
      <text:p text:style-name="P1"/>
      <text:p text:style-name="P3">而這裏是否依然</text:p>
      <text:p text:style-name="P3">還有你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5-21T08:15:51.073268811</dc:date>
    <meta:editing-duration>PT8M31S</meta:editing-duration>
    <meta:editing-cycles>5</meta:editing-cycles>
    <meta:document-statistic meta:table-count="0" meta:image-count="0" meta:object-count="0" meta:page-count="1" meta:paragraph-count="17" meta:word-count="85" meta:character-count="85" meta:non-whitespace-character-count="85"/>
  </office:meta>
</office:document-meta>
</file>